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dc9" officeooo:paragraph-rsid="00098dc9"/>
    </style:style>
    <style:style style:name="P2" style:family="paragraph" style:parent-style-name="Standard">
      <style:text-properties officeooo:rsid="0009c4ba" officeooo:paragraph-rsid="0009c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e Recognition using Convolution Neural Networks</text:p>
      <text:p text:style-name="P1"/>
      <text:p text:style-name="P2">Introduction</text:p>
      <text:p text:style-name="P2"/>
      <text:p text:style-name="P2">Designing a solution</text:p>
      <text:p text:style-name="P2"/>
      <text:p text:style-name="P2">Experiments</text:p>
      <text:p text:style-name="P2"/>
      <text:p text:style-name="P2">Conclus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8:03:42.890727199</meta:creation-date>
    <dc:date>2021-03-02T20:36:19.480763848</dc:date>
    <meta:editing-duration>PT1M5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5" meta:word-count="12" meta:character-count="104" meta:non-whitespace-character-count="97"/>
  </office:meta>
</office:document-meta>
</file>